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officeooo:rsid="00251d27" officeooo:paragraph-rsid="000dd02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 style:list-style-name="Numerazione_20_UC"/>
    <style:style style:name="P8" style:family="paragraph" style:parent-style-name="Azione_20_attore">
      <style:text-properties fo:font-weight="normal" style:font-weight-asian="normal" style:font-weight-complex="normal"/>
    </style:style>
    <style:style style:name="P9" style:family="paragraph" style:parent-style-name="Azione_20_attore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Azione_20_sistema" style:list-style-name="Numerazione_20_UC"/>
    <style:style style:name="P11" style:family="paragraph" style:parent-style-name="Azione_20_sistema">
      <style:text-properties fo:font-weight="normal" style:font-weight-asian="normal" style:font-weight-complex="normal"/>
    </style:style>
    <style:style style:name="P12" style:family="paragraph" style:parent-style-name="Azione_20_sistema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22f00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299a"/>
    </style:style>
    <style:style style:name="T6" style:family="text">
      <style:text-properties officeooo:rsid="000dd021"/>
    </style:style>
    <style:style style:name="T7" style:family="text">
      <style:text-properties officeooo:rsid="00104b58"/>
    </style:style>
    <style:style style:name="T8" style:family="text">
      <style:text-properties officeooo:rsid="00117770"/>
    </style:style>
    <style:style style:name="T9" style:family="text">
      <style:text-properties officeooo:rsid="00122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sposta a topic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5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5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78942" text:style-name="Numerazione_20_UC">
              <text:list-item text:start-value="1">
                <text:p text:style-name="P7">L'utente accede al forum (include <text:span text:style-name="T1">Visualizzazione lista argomenti</text:span>)</text:p>
                <text:p text:style-name="P10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11"/>
              </text:list-item>
              <text:list-item>
                <text:p text:style-name="P11">Il sistema mostra la lista degl'argomenti ricercati (include <text:span text:style-name="T1">Visualizza lista Argomenti</text:span>)</text:p>
                <text:p text:style-name="P8"/>
              </text:list-item>
              <text:list-item>
                <text:p text:style-name="P8">L'utente seleziona un argomento dalla lista</text:p>
                <text:p text:style-name="P11"/>
              </text:list-item>
              <text:list-item>
                <text:p text:style-name="P11">Il sistema mostra i contenuti dell'argomento selezionato (include <text:span text:style-name="T1">Visualizza </text:span><text:span text:style-name="T1">Contenuti Argomeno Forum</text:span>)</text:p>
                <text:p text:style-name="P8"/>
              </text:list-item>
              <text:list-item>
                <text:p text:style-name="P8">L'utente inserisce un commento</text:p>
                <text:p text:style-name="P11"/>
              </text:list-item>
              <text:list-item>
                <text:p text:style-name="P12">L'utente sottomette il commento</text:p>
                <text:p text:style-name="P9"/>
              </text:list-item>
              <text:list-item>
                <text:p text:style-name="P11">Il sistema memorizza il contenuto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sottomesso il commento e il sistema ha aggiornato i dati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<text:span text:style-name="T8">di salvataggio della risposta</text:span> non dovrà richi<text:span text:style-name="T6">e</text:span>dere piu' di <text:span text:style-name="T7">4</text:span> secondi</text:p>
          </table:table-cell>
        </table:table-row>
      </table:table>
      <text:p text:style-name="P6"/>
      <text:p text:style-name="P13"><text:span text:style-name="T9">UC_H_34_inserimento commento in un argomento forum: </text:span>Risposta a topic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42:22.17</meta:creation-date>
    <meta:editing-duration>PT10M38S</meta:editing-duration>
    <meta:editing-cycles>16</meta:editing-cycles>
    <meta:generator>LibreOffice/3.6$Windows_x86 LibreOffice_project/da8c1e6-fd468f4-454e206-f42a4a9-143cfd</meta:generator>
    <dc:date>2012-10-22T23:37:25.64</dc:date>
    <meta:document-statistic meta:table-count="1" meta:image-count="0" meta:object-count="0" meta:page-count="1" meta:paragraph-count="24" meta:word-count="178" meta:character-count="1204" meta:non-whitespace-character-count="1057"/>
  </office:meta>
</office:document-meta>
</file>